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81"/>
    <style:style style:name="ce3" style:family="table-cell" style:parent-style-name="Default" style:data-style-name="N2"/>
    <style:style style:name="ce4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_in,min [V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_in,max [V]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V_in,average [V]</text:p>
          </table:table-cell>
          <table:table-cell table:formula="of:=([.B2]+[.B1])/2"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R_t [Ohm]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F_sw [Hz]</text:p>
          </table:table-cell>
          <table:table-cell table:style-name="ce1" table:formula="of:=1/([.B4]*116*10^-12+190*10^-9)" office:value-type="float" office:value="336247.478143914" calcext:value-type="float">
            <text:p>336247</text:p>
          </table:table-cell>
        </table:table-row>
        <table:table-row table:style-name="ro1">
          <table:table-cell office:value-type="string" calcext:value-type="string">
            <text:p>U_out [V]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_out,max [A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 [H]</text:p>
          </table:table-cell>
          <table:table-cell table:style-name="ce2" table:formula="of:=[.B1]*[.B1]*([.B6]-[.B1])/(0.3*[.B7]*[.B5]*[.B6]*[.B6])" office:value-type="float" office:value="0.00000240949074074074" calcext:value-type="float">
            <text:p>2.41E-06</text:p>
          </table:table-cell>
        </table:table-row>
        <table:table-row table:style-name="ro1">
          <table:table-cell office:value-type="string" calcext:value-type="string">
            <text:p>L [uH]</text:p>
          </table:table-cell>
          <table:table-cell table:style-name="ce3" table:formula="of:=[.B8]*1000*1000" office:value-type="float" office:value="2.40949074074074" calcext:value-type="float">
            <text:p>2.41</text:p>
          </table:table-cell>
        </table:table-row>
        <table:table-row table:style-name="ro1">
          <table:table-cell office:value-type="string" calcext:value-type="string">
            <text:p>I_L,max [A]</text:p>
          </table:table-cell>
          <table:table-cell table:style-name="ce3" table:formula="of:=[.B6]*[.B7]/0.9/[.B1]" office:value-type="float" office:value="26.6666666666667" calcext:value-type="float">
            <text:p>26.67</text:p>
          </table:table-cell>
        </table:table-row>
        <table:table-row table:style-name="ro1">
          <table:table-cell office:value-type="string" calcext:value-type="string">
            <text:p>I_L,peak [A]</text:p>
          </table:table-cell>
          <table:table-cell table:style-name="ce3" table:formula="of:=[.B10]+[.B1]*([.B6]-[.B1])/(2*[.B8]*[.B5]*[.B6])" office:value-type="float" office:value="30.2666666666667" calcext:value-type="float">
            <text:p>30.27</text:p>
          </table:table-cell>
        </table:table-row>
        <table:table-row table:style-name="ro1">
          <table:table-cell office:value-type="string" calcext:value-type="string">
            <text:p>I_C,out(RMS) [A]</text:p>
          </table:table-cell>
          <table:table-cell table:style-name="ce3" table:formula="of:=[.B7]*SQRT([.B6]/[.B3]-1)" office:value-type="float" office:value="9.83469935866928" calcext:value-type="float">
            <text:p>9.83</text:p>
          </table:table-cell>
        </table:table-row>
        <table:table-row table:style-name="ro1">
          <table:table-cell office:value-type="string" calcext:value-type="string">
            <text:p>C_out [uF]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_out [F]</text:p>
          </table:table-cell>
          <table:table-cell table:formula="of:=[.B13]/1000/1000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C_tandelta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_ESR [Ohm]</text:p>
          </table:table-cell>
          <table:table-cell table:style-name="ce2" table:formula="of:=[.B15]*1/(2*PI()*[.B5]*[.B14])" office:value-type="float" office:value="0.0000805662639583484" calcext:value-type="float">
            <text:p>8.06E-05</text:p>
          </table:table-cell>
        </table:table-row>
        <table:table-row table:style-name="ro1">
          <table:table-cell office:value-type="string" calcext:value-type="string">
            <text:p>C_ESR [mOhm]</text:p>
          </table:table-cell>
          <table:table-cell table:style-name="ce4" table:formula="of:=[.B16]*1000" office:value-type="float" office:value="0.0805662639583484" calcext:value-type="float">
            <text:p>0.081</text:p>
          </table:table-cell>
        </table:table-row>
        <table:table-row table:style-name="ro1">
          <table:table-cell office:value-type="string" calcext:value-type="string">
            <text:p>U_ripple,ESR [V]</text:p>
          </table:table-cell>
          <table:table-cell table:style-name="ce4" table:formula="of:=[.B7]*[.B6]/[.B1]*[.B16]" office:value-type="float" office:value="0.00193359033500036" calcext:value-type="float">
            <text:p>0.002</text:p>
          </table:table-cell>
        </table:table-row>
        <table:table-row table:style-name="ro1">
          <table:table-cell office:value-type="string" calcext:value-type="string">
            <text:p>U_ripple,Cout [V]</text:p>
          </table:table-cell>
          <table:table-cell table:style-name="ce4" table:formula="of:=[.B7]*(1-[.B1]/[.B6])/[.B14]/[.B5]" office:value-type="float" office:value="0.0369113475177305" calcext:value-type="float">
            <text:p>0.037</text:p>
          </table:table-cell>
        </table:table-row>
        <table:table-row table:style-name="ro1">
          <table:table-cell office:value-type="string" calcext:value-type="string">
            <text:p>R_sense [Ohm]</text:p>
          </table:table-cell>
          <table:table-cell table:style-name="ce4" table:formula="of:=120/[.B11]/1000" office:value-type="float" office:value="0.0039647577092511" calcext:value-type="float">
            <text:p>0.004</text:p>
          </table:table-cell>
        </table:table-row>
        <table:table-row table:style-name="ro1">
          <table:table-cell office:value-type="string" calcext:value-type="string">
            <text:p>P_sense [W]</text:p>
          </table:table-cell>
          <table:table-cell table:style-name="ce3" table:formula="of:=(0.12/[.B20])^2*[.B20]*(1-[.B2]/[.B6])" office:value-type="float" office:value="1.4528" calcext:value-type="float">
            <text:p>1.45</text:p>
          </table:table-cell>
        </table:table-row>
        <table:table-row table:style-name="ro1">
          <table:table-cell office:value-type="string" calcext:value-type="string">
            <text:p>C_slope [F]</text:p>
          </table:table-cell>
          <table:table-cell table:formula="of:=2*10^-6*[.B8]/[.B20]/5" office:value-type="float" office:value="0.00000000024309084362" calcext:value-type="float">
            <text:p>2.43090843621399E-10</text:p>
          </table:table-cell>
        </table:table-row>
        <table:table-row table:style-name="ro1">
          <table:table-cell office:value-type="string" calcext:value-type="string">
            <text:p>C_slope [pF]</text:p>
          </table:table-cell>
          <table:table-cell table:style-name="ce1" table:formula="of:=[.B22]*10^12" office:value-type="float" office:value="243.090843621399" calcext:value-type="float">
            <text:p>243</text:p>
          </table:table-cell>
        </table:table-row>
        <table:table-row table:style-name="ro1">
          <table:table-cell office:value-type="string" calcext:value-type="string">
            <text:p>U_en,op [V]</text:p>
          </table:table-cell>
          <table:table-cell table:style-name="ce4" office:value-type="float" office:value="1.22" calcext:value-type="float">
            <text:p>1.220</text:p>
          </table:table-cell>
        </table:table-row>
        <table:table-row table:style-name="ro1">
          <table:table-cell office:value-type="string" calcext:value-type="string">
            <text:p>I_en,stby [A]</text:p>
          </table:table-cell>
          <table:table-cell table:style-name="ce2" table:formula="of:=2*10^-6"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deltaI_hys,op [A]</text:p>
          </table:table-cell>
          <table:table-cell table:style-name="ce2" table:formula="of:=3.15*10^-6" office:value-type="float" office:value="0.00000315" calcext:value-type="float">
            <text:p>3.15E-06</text:p>
          </table:table-cell>
        </table:table-row>
        <table:table-row table:style-name="ro1">
          <table:table-cell office:value-type="string" calcext:value-type="string">
            <text:p>R_uv2 [Ohm]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R_uv1 [Ohm]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U_in,uv [V]</text:p>
          </table:table-cell>
          <table:table-cell table:style-name="ce4" table:formula="of:=[.B24]*(1 + [.B27]/[.B28]) - [.B27]*[.B25]" office:value-type="float" office:value="7.02186046511628" calcext:value-type="float">
            <text:p>7.022</text:p>
          </table:table-cell>
        </table:table-row>
        <table:table-row table:style-name="ro1">
          <table:table-cell office:value-type="string" calcext:value-type="string">
            <text:p>deltaU_hys,uv [V]</text:p>
          </table:table-cell>
          <table:table-cell table:formula="of:=[.B26]*[.B27]"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U_fb [V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_fb1 [kOhm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_fb2 [kOhm]</text:p>
          </table:table-cell>
          <table:table-cell table:formula="of:=([.B6]-[.B31])/[.B31]*[.B32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R_ds,on [mOhm]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R_ds,on [Ohm]</text:p>
          </table:table-cell>
          <table:table-cell table:formula="of:=[.B34]/1000"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P_cond(QH1) [W]</text:p>
          </table:table-cell>
          <table:table-cell table:style-name="ce3" table:formula="of:=([.B7]*[.B6]/[.B3])^2*[.B35]" office:value-type="float" office:value="3.63773179252889" calcext:value-type="float">
            <text:p>3.64</text:p>
          </table:table-cell>
        </table:table-row>
        <table:table-row table:style-name="ro1">
          <table:table-cell office:value-type="string" calcext:value-type="string">
            <text:p>P_cond(QH2) [W]</text:p>
          </table:table-cell>
          <table:table-cell table:style-name="ce3" table:formula="of:=[.B3]/[.B6]*([.B7]*[.B6]/[.B3])^2*[.B35]" office:value-type="float" office:value="1.84918032786885" calcext:value-type="float">
            <text:p>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7:26:53.095317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0:31:46.533360774</meta:creation-date>
    <meta:generator>LibreOffice/7.5.9.2$Linux_X86_64 LibreOffice_project/50$Build-2</meta:generator>
    <dc:date>2024-02-21T17:54:19.058327994</dc:date>
    <meta:editing-duration>PT2H14M23S</meta:editing-duration>
    <meta:editing-cycles>13</meta:editing-cycles>
    <meta:document-statistic meta:table-count="1" meta:cell-count="74" meta:object-count="0"/>
  </office:meta>
</office:document-meta>
</file>